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ing_20_1">
      <style:text-properties officeooo:paragraph-rsid="003fdb63"/>
    </style:style>
    <style:style style:name="P4" style:family="paragraph" style:parent-style-name="Text_20_body">
      <style:text-properties officeooo:rsid="003fdb63" officeooo:paragraph-rsid="003fdb63"/>
    </style:style>
    <style:style style:name="P5" style:family="paragraph" style:parent-style-name="Text_20_body">
      <style:text-properties officeooo:rsid="004270ec" officeooo:paragraph-rsid="004270ec"/>
    </style:style>
    <style:style style:name="P6" style:family="paragraph" style:parent-style-name="Text_20_body">
      <style:text-properties officeooo:rsid="0042d617" officeooo:paragraph-rsid="0042d617"/>
    </style:style>
    <style:style style:name="P7" style:family="paragraph" style:parent-style-name="Text_20_body">
      <style:text-properties officeooo:rsid="00440796" officeooo:paragraph-rsid="00440796"/>
    </style:style>
    <style:style style:name="P8" style:family="paragraph" style:parent-style-name="Text_20_body" style:list-style-name="L1">
      <style:text-properties officeooo:rsid="00440796" officeooo:paragraph-rsid="00440796"/>
    </style:style>
    <style:style style:name="P9" style:family="paragraph" style:parent-style-name="Text_20_body" style:list-style-name="L1">
      <style:text-properties officeooo:rsid="00458efd" officeooo:paragraph-rsid="00458efd"/>
    </style:style>
    <style:style style:name="P10" style:family="paragraph" style:parent-style-name="Text_20_body" style:list-style-name="L1">
      <style:text-properties officeooo:rsid="00458efd" officeooo:paragraph-rsid="0047d767"/>
    </style:style>
    <style:style style:name="P11" style:family="paragraph" style:parent-style-name="Text_20_body" style:list-style-name="L1">
      <style:text-properties officeooo:rsid="0047d767" officeooo:paragraph-rsid="0047d767"/>
    </style:style>
    <style:style style:name="P12" style:family="paragraph" style:parent-style-name="Text_20_body" style:list-style-name="L1">
      <style:text-properties officeooo:rsid="004867b4" officeooo:paragraph-rsid="004867b4"/>
    </style:style>
    <style:style style:name="P13" style:family="paragraph" style:parent-style-name="Text_20_body" style:list-style-name="L1">
      <style:text-properties officeooo:rsid="00488a27" officeooo:paragraph-rsid="00488a27"/>
    </style:style>
    <style:style style:name="P14" style:family="paragraph" style:parent-style-name="Text_20_body">
      <style:text-properties officeooo:rsid="00488a27" officeooo:paragraph-rsid="00488a27"/>
    </style:style>
    <style:style style:name="P15" style:family="paragraph" style:parent-style-name="Text_20_body">
      <style:paragraph-properties fo:break-before="page"/>
      <style:text-properties officeooo:rsid="00440796" officeooo:paragraph-rsid="00440796"/>
    </style:style>
    <style:style style:name="T1" style:family="text">
      <style:text-properties officeooo:rsid="003fdb63"/>
    </style:style>
    <style:style style:name="T2" style:family="text">
      <style:text-properties officeooo:rsid="004270ec"/>
    </style:style>
    <style:style style:name="T3" style:family="text">
      <style:text-properties officeooo:rsid="0047d76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a8fc6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92743089" text:style-name="Outline">
        <text:list-item>
          <text:h text:style-name="P3" text:outline-level="1"><text:span text:style-name="T1">Teologia do antigo testamento – 06-10-202</text:span><text:span text:style-name="T2">1</text:span></text:h>
        </text:list-item>
      </text:list>
      <text:p text:style-name="P4">ACOPALICE</text:p>
      <text:p text:style-name="P4"/>
      <text:p text:style-name="P5">Diferença da estrutura entre Teologia do Antigo testamento e a introdução ao antigo testamento.</text:p>
      <text:p text:style-name="P5"/>
      <text:p text:style-name="P5">Teologia:</text:p>
      <text:p text:style-name="P5">Existem pilares de Gênesis à Malaquias que servem como base.</text:p>
      <text:p text:style-name="P5">Existem pilares de Gênesis à Apocalipse também.</text:p>
      <text:p text:style-name="P5"/>
      <text:p text:style-name="P6">Criação</text:p>
      <text:p text:style-name="P6">Palavra → Dabar → Primeiro e único conceito teológico da bíblia</text:p>
      <text:p text:style-name="P6">Criação → Primeira revelação</text:p>
      <text:p text:style-name="P6"/>
      <text:p text:style-name="P7"/>
      <text:p text:style-name="P15">História das origens</text:p>
      <text:p text:style-name="P7">→ A criação</text:p>
      <text:list xml:id="list4130227332" text:style-name="L1">
        <text:list-item>
          <text:p text:style-name="P8">Deus na criação → Palavra e Deus se revelar</text:p>
          <text:list>
            <text:list-item>
              <text:p text:style-name="P8">ish e isha → Palavra e Deus se revelar</text:p>
            </text:list-item>
            <text:list-item>
              <text:p text:style-name="P8">Pecado</text:p>
            </text:list-item>
            <text:list-item>
              <text:p text:style-name="P8">Deus se posicionando. Como um ser majoritário acima de todas as outras coisas. O primeiro grande princípio que estabelece sua soberania.</text:p>
            </text:list-item>
            <text:list-item>
              <text:p text:style-name="P8">Deus revelado como o Deus que cria e que faz </text:p>
            </text:list-item>
          </text:list>
        </text:list-item>
        <text:list-item>
          <text:p text:style-name="P8">Não tipo “Oi, agora eu sou Deus”. Se sua revelação não existisse, nada do que existe existiria.</text:p>
        </text:list-item>
        <text:list-item>
          <text:p text:style-name="P8">* A FÉ NO ANTIGO TESTAMENTO – Livro pra próxima aula</text:p>
        </text:list-item>
        <text:list-item>
          <text:p text:style-name="P9">A base teológica da história das origens é que ele disse apenas ao homem. Façamos o homem a nossa imagem, a nossa semelhança.</text:p>
        </text:list-item>
        <text:list-item>
          <text:p text:style-name="P9">Palavra de Deus x Palavra do homem</text:p>
        </text:list-item>
        <text:list-item>
          <text:p text:style-name="P9">Duas visões a respeito do pecado</text:p>
          <text:list>
            <text:list-item>
              <text:p text:style-name="P9">Visão antropológica</text:p>
              <text:list>
                <text:list-item>
                  <text:p text:style-name="P9">Natureza humana.</text:p>
                </text:list-item>
              </text:list>
            </text:list-item>
            <text:list-item>
              <text:p text:style-name="P9">Visão teológica</text:p>
              <text:list>
                <text:list-item>
                  <text:p text:style-name="P9">É pecado e pecado é pecado. Então pronto.</text:p>
                </text:list-item>
                <text:list-item>
                  <text:p text:style-name="P9">DNA do pecado. <text:span text:style-name="T3">Através de Adão</text:span></text:p>
                </text:list-item>
              </text:list>
            </text:list-item>
            <text:list-item>
              <text:p text:style-name="P9">Visão social – not relativismo</text:p>
              <text:list>
                <text:list-item>
                  <text:p text:style-name="P9">O pecado é extremamente geracional</text:p>
                </text:list-item>
                <text:list-item>
                  <text:p text:style-name="P9">Passando de geração em geração.</text:p>
                </text:list-item>
                <text:list-item>
                  <text:p text:style-name="P10">Descrevendo as naturezas humanas a respeito do episódio do pecado</text:p>
                </text:list-item>
                <text:list-item>
                  <text:p text:style-name="P10"><text:soft-page-break/><text:span text:style-name="T3">As pessoas tem o pecado mesmo sem saber o que é o pecado.</text:span></text:p>
                </text:list-item>
                <text:list-item>
                  <text:p text:style-name="P11">Tudo virou negócio.</text:p>
                </text:list-item>
                <text:list-item>
                  <text:p text:style-name="P11">A Figura humana de Caim a partir daquilo que Caim disse.</text:p>
                </text:list-item>
              </text:list>
            </text:list-item>
            <text:list-item>
              <text:p text:style-name="P11">Desenvolvimento da Raça humana</text:p>
            </text:list-item>
            <text:list-item>
              <text:p text:style-name="P12">A partir da torre de Babel começa a história da humanidade. No espalhar dos povos e línguas.</text:p>
            </text:list-item>
          </text:list>
        </text:list-item>
        <text:list-item>
          <text:p text:style-name="P12">A história do patriarcado – A base da teologia do primeiro testamento</text:p>
          <text:list>
            <text:list-item>
              <text:p text:style-name="P12">Revelação como “El dos Pais”;</text:p>
            </text:list-item>
            <text:list-item>
              <text:p text:style-name="P12">Palavra distinguiu Deus;</text:p>
              <text:list>
                <text:list-item>
                  <text:p text:style-name="P12">Abrão tinha vários Deuses que ele conhecia, mas eles não falavam. Do nada tu é meu Deus. </text:p>
                </text:list-item>
              </text:list>
            </text:list-item>
            <text:list-item>
              <text:p text:style-name="P12">Eleição</text:p>
            </text:list-item>
            <text:list-item>
              <text:p text:style-name="P13">Aliança</text:p>
            </text:list-item>
            <text:list-item>
              <text:p text:style-name="P13">Promessa</text:p>
            </text:list-item>
            <text:list-item>
              <text:p text:style-name="P13">Eleição hereditária – do Antigo Testamento</text:p>
              <text:list>
                <text:list-item>
                  <text:p text:style-name="P13">Mas em Cristo, a eleição deixa de ser Hereditária, agora é pela <text:span text:style-name="T4">Cruz</text:span>.</text:p>
                </text:list-item>
              </text:list>
            </text:list-item>
          </text:list>
        </text:list-item>
      </text:list>
      <text:p text:style-name="P14"/>
      <text:p text:style-name="P15">História da salvação de Israel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2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4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8:30:08.281469989</meta:creation-date>
    <dc:title>CTM</dc:title>
    <meta:editing-duration>PT7M26S</meta:editing-duration>
    <meta:editing-cycles>7</meta:editing-cycles>
    <meta:generator>LibreOffice/6.4.7.2$Linux_X86_64 LibreOffice_project/40$Build-2</meta:generator>
    <dc:date>2021-10-06T20:06:50.133276287</dc:date>
    <meta:document-statistic meta:table-count="0" meta:image-count="5" meta:object-count="0" meta:page-count="4" meta:paragraph-count="48" meta:word-count="363" meta:character-count="1942" meta:non-whitespace-character-count="1653"/>
    <meta:template xlink:type="simple" xlink:actuate="onRequest" xlink:title="CTM" xlink:href="../../../../../Templates/CTM.ott" meta:date="2021-10-06T18:30:07.711307452"/>
  </office:meta>
</office:document-meta>
</file>